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23" calcext:value-type="float">
            <text:p>23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872222222222222" calcext:value-type="percentage">
            <text:p>87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5" calcext:value-type="float">
            <text:p>5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861111111111111" calcext:value-type="percentage">
            <text:p>86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20:09:00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1T20:41:09.081000000</dc:date>
    <meta:editing-cycles>784</meta:editing-cycles>
    <meta:editing-duration>P12DT6H55M52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